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Sissejuhatus</text:p>
      <text:p text:style-name="Standard"/>
      <text:p text:style-name="Standard">Eesmärk luua enda kodulehe. Kujundust saab kasutada ka teiste veebilehte valmistamiseks. See leht peab sobima paljudele ideedele. </text:p>
      <text:p text:style-name="Standard"/>
      <text:p text:style-name="P1">Struktuur</text:p>
      <text:p text:style-name="Standard"/>
      <text:p text:style-name="Standard">Koduleht peab olema hästi disainitud. Koosneb galeriist, kus saab lisada pilte kirjeldusega, teiste failidega. Mõned skriptid (nt. Raadio, Youtube, Google Search bar). </text:p>
      <text:p text:style-name="Standard"/>
      <text:p text:style-name="P1">Funktsioon</text:p>
      <text:p text:style-name="P1"/>
      <text:p text:style-name="Standard">Veebilehe põhilised funktsioonid: piltide vaatamine galeriis, audio ja videofailid. Veebilehel on teksti aken koos infoga, mis on esilehel.</text:p>
      <text:p text:style-name="Standard"/>
      <text:p text:style-name="P1">Disain</text:p>
      <text:p text:style-name="P1"/>
      <text:p text:style-name="P2">Peab olema palju pilte, linkide asemel on disainitud pildid. Mõned Java skriptid. </text:p>
      <text:p text:style-name="P2"/>
      <text:p text:style-name="Standard"/>
      <text:p text:style-name="P1">Mockup</text:p>
      <text:p text:style-name="P2"/>
      <text:p text:style-name="Standard"/>
      <text:p text:style-name="Standard"/>
      <text:p text:style-name="P1">Tehnoloogiate valik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ilane </meta:initial-creator>
    <meta:creation-date>2013-10-16T13:32:53</meta:creation-date>
    <dc:date>2013-10-23T14:25:07</dc:date>
    <dc:creator>opilane </dc:creator>
    <meta:editing-duration>PT1H9M54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0" meta:word-count="76" meta:character-count="581" meta:non-whitespace-character-count="512"/>
  </office:meta>
</office:document-meta>
</file>